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subtitle">
      <style:graphic-properties draw:fill-color="#ffffff" draw:textarea-horizontal-align="right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Midnightblue-title">
      <style:graphic-properties fo:min-height="0.101cm" loext:decorative="false"/>
      <style:paragraph-properties style:writing-mode="lr-tb"/>
    </style:style>
    <style:style style:name="pr4" style:family="presentation" style:parent-style-name="Midnightblue-outline1">
      <style:graphic-properties fo:min-height="0.1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text-align="end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end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 xml:id="id1" draw:id="id1">
        <office:forms form:automatic-focus="false" form:apply-design-mode="false"/>
        <draw:frame presentation:style-name="pr1" draw:text-style-name="P2" draw:layer="layout" svg:width="26cm" svg:height="9.261cm" svg:x="1cm" svg:y="7.875cm" presentation:class="subtitle" presentation:user-transformed="true">
          <draw:text-box>
            <text:p text:style-name="P1"><text:span text:style-name="T1"/></text:p>
            <text:p text:style-name="P1"><text:span text:style-name="T2">Own Your OSINT</text:span></text:p>
            <text:p text:style-name="P1"><text:span text:style-name="T3">How to Minimize Your Digital Footprint</text:span></text:p>
            <text:p text:style-name="P1"><text:span text:style-name="T1"/></text:p>
            <text:p text:style-name="P1"><text:span text:style-name="T4">by RealAsira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4" draw:layer="layout" svg:width="26cm" svg:height="10.5cm" svg:x="1cm" svg:y="4.125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Disclaimer</text:p>
          </draw:text-box>
        </draw:frame>
        <draw:frame presentation:style-name="pr4" draw:layer="layout" svg:width="26cm" svg:height="10.5cm" svg:x="1cm" svg:y="4.125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3" draw:layer="layout" svg:width="26cm" svg:height="2cm" svg:x="1cm" svg:y="0.627cm" presentation:class="title" presentation:user-transformed="true">
          <draw:text-box>
            <text:p>Get Hooked</text:p>
          </draw:text-box>
        </draw:frame>
        <draw:frame presentation:style-name="pr4" draw:layer="layout" svg:width="26cm" svg:height="10.5cm" svg:x="1cm" svg:y="4.125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xml:id="id5" draw:id="id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OSINT Expos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xml:id="id6" draw:id="id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at is Privacy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xml:id="id7" draw:id="id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print, Jo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reat Mode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xml:id="id9" draw:id="id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nitial Privacy Audit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Securit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Basics of Personal Privac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1.begin">
            <anim:transitionFilter smil:dur="2s" smil:type="fade" smil:subtype="fadeOverColor" smil:fadeColor="#000000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udit Your Digital Servic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3" draw:id="id1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ich Services Fit Your Threat Model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xml:id="id14" draw:id="id1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Finding Alternativ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xml:id="id15" draw:id="id1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liminate Services by Deleting Your Dat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5.begin">
            <anim:transitionFilter smil:dur="2s" smil:type="fade" smil:subtype="fadeOverColor" smil:fadeColor="#000000"/>
          </anim:par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xml:id="id16" draw:id="id1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imple Password Management, 2F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xml:id="id17" draw:id="id1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bfuscate Your Dat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xml:id="id18" draw:id="id1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Emai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xml:id="id19" draw:id="id1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mains for Emai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xml:id="id20" draw:id="id20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Cloudflare Domains, SSL, HTTP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xml:id="id21" draw:id="id2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Email Alias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xml:id="id22" draw:id="id2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termine Which Services for Which Email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xml:id="id23" draw:id="id2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mail Privacy to the EXTREM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xml:id="id24" draw:id="id2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te Phone Number (VOIPs)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xml:id="id25" draw:id="id2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ommended Phone Alias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xml:id="id26" draw:id="id2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rchase Privac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xml:id="id27" draw:id="id2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il Forwardin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xml:id="id28" draw:id="id28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O vs CMRA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xml:id="id29" draw:id="id2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ublic Alia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xml:id="id30" draw:id="id3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lias Disclaimer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xml:id="id31" draw:id="id3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When Legal ID is Requir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xml:id="id32" draw:id="id3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Estate Planning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xml:id="id33" draw:id="id3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vice Privacy and Securit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xml:id="id34" draw:id="id3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Switch to Linux!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xml:id="id35" draw:id="id3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on’t Switch to Linux!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xml:id="id36" draw:id="id3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ac Users are Screw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xml:id="id37" draw:id="id37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obile Forensics Recap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xml:id="id38" draw:id="id38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GrapheneOS for Mobil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xml:id="id39" draw:id="id39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IOS Users are SCREWED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xml:id="id40" draw:id="id40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o Smart Phone or Dumb Phone?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xml:id="id41" draw:id="id4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rivacy Audit Round 2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xml:id="id42" draw:id="id42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How to Maintain Your Privacy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xml:id="id43" draw:id="id4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Recap on OSINT Techniqu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xml:id="id44" draw:id="id44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Additional OSINT and Privacy Resource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xml:id="id45" draw:id="id45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Other Thoughts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anim:par presentation:node-type="timing-root">
          <anim:par smil:begin="id4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xml:id="id46" draw:id="id46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hank you for attending my Ted Talk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Yes really, thank you. I would be very sad if I came and presented to an empty room.</text:p>
              </text:list-item>
            </text:list>
          </draw:text-box>
        </draw:frame>
        <anim:par presentation:node-type="timing-root">
          <anim:par smil:begin="id4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0T17:45:54.452115000</meta:creation-date>
    <dc:description>This work is licensed under a Creative Commons 0 License.
It makes use of the works of Jun NOGATA.</dc:description>
    <meta:generator>LibreOffice/25.2.5.2$Windows_X86_64 LibreOffice_project/03d19516eb2e1dd5d4ccd751a0d6f35f35e08022</meta:generator>
    <dc:title>Midnightblue</dc:title>
    <meta:editing-duration>PT16M22S</meta:editing-duration>
    <meta:editing-cycles>6</meta:editing-cycles>
    <dc:date>2025-10-20T18:02:18.028006700</dc:date>
    <meta:document-statistic meta:object-count="233"/>
  </office:meta>
</office:document-meta>
</file>